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EA8C884.png"/>
  <manifest:file-entry manifest:media-type="image/jpeg" manifest:full-path="Pictures/1000000000000640000004B05D71EF7F.jpg"/>
  <manifest:file-entry manifest:media-type="image/png" manifest:full-path="Pictures/1000000000000400000003007A71617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elegance-title">
      <style:graphic-properties draw:auto-grow-height="true" fo:min-height="3.507cm"/>
    </style:style>
    <style:style style:name="pr2" style:family="presentation" style:parent-style-name="blue-elegance-subtitle">
      <style:graphic-properties draw:fill-color="#ffffff" draw:auto-grow-height="true" fo:min-height="13.861cm"/>
    </style:style>
    <style:style style:name="pr3" style:family="presentation" style:parent-style-name="blue-elegance-notes">
      <style:graphic-properties draw:fill-color="#ffffff" draw:auto-grow-height="true" fo:min-height="13.365cm"/>
    </style:style>
    <style:style style:name="pr4" style:family="presentation" style:parent-style-name="blue-elegance-outline1">
      <style:graphic-properties fo:min-height="15.265cm"/>
    </style:style>
    <style:style style:name="pr5" style:family="presentation" style:parent-style-name="blue-elegance-notes">
      <style:graphic-properties draw:fill-color="#ffffff" fo:min-height="13.114cm"/>
    </style:style>
    <style:style style:name="pr6" style:family="presentation" style:parent-style-name="blue-elegance-title">
      <style:graphic-properties fo:min-height="3.256cm"/>
    </style:style>
    <style:style style:name="pr7" style:family="presentation" style:parent-style-name="blue-elegance-outline1">
      <style:graphic-properties fo:min-height="13.61cm"/>
    </style:style>
    <style:style style:name="pr8" style:family="presentation" style:parent-style-name="blue-elegance-outline1">
      <style:graphic-properties draw:stroke="solid" draw:auto-grow-height="true" fo:min-height="6.586cm"/>
    </style:style>
    <style:style style:name="pr9" style:family="presentation" style:parent-style-name="blue-elegance-outline1">
      <style:graphic-properties draw:stroke="solid" draw:auto-grow-height="true" fo:min-height="6.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DejaVu Sans'" style:font-family-generic="swiss" style:font-pitch="variable" fo:font-size="24pt" style:font-size-asian="24pt" style:font-size-complex="24pt"/>
    </style:style>
    <style:style style:name="P3" style:family="paragraph">
      <style:paragraph-properties fo:margin-left="0cm" fo:margin-right="0cm" fo:text-indent="0cm"/>
      <style:text-properties fo:font-family="'DejaVu Sans'" style:font-family-generic="swiss" style:font-pitch="variable" fo:font-size="24pt" style:font-size-asian="24pt" style:font-size-complex="24pt"/>
    </style:style>
    <style:style style:name="P4" style:family="paragraph">
      <style:paragraph-properties fo:margin-left="0cm" fo:margin-right="0cm" fo:text-indent="0cm"/>
      <style:text-properties fo:font-family="'DejaVu Sans'" style:font-family-generic="swiss" style:font-pitch="variable" fo:font-size="24pt" style:font-size-asian="24pt" style:font-size-complex="24pt"/>
    </style:style>
    <style:style style:name="P5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T1" style:family="text">
      <style:text-properties fo:font-family="'DejaVu Sans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family="'DejaVu Sans'" style:font-family-generic="swiss" style:font-pitch="variable" fo:font-size="24pt" style:font-size-asian="24pt" style:font-size-complex="24pt"/>
    </style:style>
    <style:style style:name="T3" style:family="text">
      <style:text-properties fo:font-family="'DejaVu Sans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family="'DejaVu Sans'" style:font-family-generic="swiss" style:font-pitch="variable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n Harper &amp; Victor Perron 2009</presentation:footer-decl>
      <draw:page draw:name="page1" draw:style-name="dp1" draw:master-page-name="blue-elegance" presentation:presentation-page-layout-name="AL1T0" presentation:use-footer-name="ftr1">
        <draw:frame presentation:style-name="pr1" draw:layer="layout" svg:width="25.199cm" svg:height="3.507cm" svg:x="1.4cm" svg:y="0.837cm" presentation:class="title">
          <draw:text-box>
            <text:p>Projet Libre - <text:s/>PJL380</text:p>
          </draw:text-box>
        </draw:frame>
        <draw:frame presentation:style-name="pr2" draw:text-style-name="P1" draw:layer="layout" svg:width="25.199cm" svg:height="13.861cm" svg:x="1.4cm" svg:y="4.914cm" presentation:class="subtitle">
          <draw:text-box>
            <text:p text:style-name="P1">Calcul d'expressions formelles</text:p>
            <text:p text:style-name="P1">Simplification, Dérivation, Intégration.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-elegance" presentation:presentation-page-layout-name="AL2T1" presentation:use-footer-name="ftr1">
        <draw:frame presentation:style-name="pr1" draw:layer="layout" svg:width="25.199cm" svg:height="3.507cm" svg:x="1.4cm" svg:y="0.837cm" presentation:class="title">
          <draw:text-box>
            <text:p>Spécifications</text:p>
          </draw:text-box>
        </draw:frame>
        <draw:frame presentation:style-name="pr4" draw:layer="layout" svg:width="25.199cm" svg:height="15.265cm" svg:x="1.5cm" svg:y="4.5cm" presentation:class="outline" presentation:user-transformed="true">
          <draw:text-box>
            <text:list text:style-name="L2">
              <text:list-item>
                <text:p>Avoir une idée approximative du projet</text:p>
                <text:list>
                  <text:list-item>
                    <text:list>
                      <text:list-item>
                        <text:p>Un parser capable de créer un arbre d'objets</text:p>
                        <text:p>à partir d'une expression mathématique</text:p>
                      </text:list-item>
                      <text:list-item>
                        <text:p>Un analyseur capable, une fois l'arbre donné, de le simplifier, le transformer (dérivation, intégration) et en donner une forme plus simple.</text:p>
                      </text:list-item>
                    </text:list>
                  </text:list-item>
                </text:list>
              </text:list-item>
              <text:list-item>
                <text:p>Repartition du travail ( simple ! )</text:p>
                <text:list>
                  <text:list-item>
                    <text:list>
                      <text:list-item>
                        <text:p>Victor s'occupera du parser</text:p>
                      </text:list-item>
                      <text:list-item>
                        <text:p>Jon s'occupera de la partie analyse</text:p>
                        <text:p/>
                      </text:list-item>
                    </text:list>
                  </text:list-item>
                </text:list>
                <text:p>… Difficultés car parties interdépenda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-elegance" presentation:presentation-page-layout-name="AL2T1" presentation:use-footer-name="ftr1">
        <draw:frame presentation:style-name="pr6" draw:layer="layout" svg:width="25.199cm" svg:height="3.256cm" svg:x="1.4cm" svg:y="0.962cm" presentation:class="title">
          <draw:text-box>
            <text:p>Analyseur : Jon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Fonctionnement général :</text:p>
                <text:list>
                  <text:list-item>
                    <text:list>
                      <text:list-item>
                        <text:p>… parcours de noeuds, reecriture... 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Difficultés car …</text:p>
                <text:list>
                  <text:list-item>
                    <text:list>
                      <text:list-item>
                        <text:p>Choix à faire, manque de temps, difficulté à caractériser la « simplicité » ou non d'une expression.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  <text:list-item>
                <text:p>Comportement adopté :</text:p>
                <text:list>
                  <text:list-item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-elegance" presentation:presentation-page-layout-name="AL2T1" presentation:use-footer-name="ftr1">
        <draw:frame presentation:style-name="pr6" draw:layer="layout" svg:width="25.199cm" svg:height="3.256cm" svg:x="1.4cm" svg:y="0.962cm" presentation:class="title">
          <draw:text-box>
            <text:p>Parser : Victor</text:p>
          </draw:text-box>
        </draw:frame>
        <draw:frame presentation:style-name="pr7" draw:layer="layout" svg:width="25.199cm" svg:height="16.427cm" svg:x="1.301cm" svg:y="4.073cm" presentation:class="outline" presentation:user-transformed="true">
          <draw:text-box>
            <text:list text:style-name="L2">
              <text:list-item>
                <text:p>Choix primordial : utilisation de la librairie <text:span text:style-name="T1">boost::spirit</text:span> pour effectuer le parsing.</text:p>
              </text:list-item>
              <text:list-item>
                <text:p>Ecriture d'une grammaire quasiment EBNF, par le jeu des redéfinitions d'opérateurs C++.</text:p>
              </text:list-item>
              <text:list-item>
                <text:p>Chaque élément « matched » est traité pour prendre sa place dans l'arbre</text:p>
              </text:list-item>
              <text:list-item>
                <text:p>Utilisation d'une stack et d'un peu d'astuce...</text:p>
              </text:list-item>
              <text:list-item>
                <text:p>S'appuie sur les objets créés par Jon pour en construire un arbre, avec ajout des fonctions qui me sont nécessair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-elegance" presentation:presentation-page-layout-name="AL2T1" presentation:use-footer-name="ftr1">
        <draw:frame presentation:style-name="pr1" draw:layer="layout" svg:width="25.199cm" svg:height="3.507cm" svg:x="1.4cm" svg:y="0.837cm" presentation:class="title">
          <draw:text-box>
            <text:p>Démonstration</text:p>
          </draw:text-box>
        </draw:frame>
        <draw:frame presentation:style-name="pr8" draw:text-style-name="P3" draw:layer="layout" svg:width="12.1cm" svg:height="6.586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entrée initiale</text:span></text:p>
              </text:list-item>
            </text:list>
          </draw:text-box>
        </draw:frame>
        <draw:frame presentation:style-name="pr9" draw:text-style-name="P3" draw:layer="layout" svg:width="12.1cm" svg:height="6.5cm" svg:x="14.4cm" svg:y="5cm" presentation:class="outline" presentation:user-transformed="true">
          <draw:text-box>
            <text:list text:style-name="L2">
              <text:list-item>
                <text:p text:style-name="P4"><text:span text:style-name="T3">boost::spirit</text:span><text:span text:style-name="T4"> au travail</text:span></text:p>
              </text:list-item>
            </text:list>
          </draw:text-box>
        </draw:frame>
        <draw:frame presentation:style-name="pr9" draw:text-style-name="P3" draw:layer="layout" svg:width="12.1cm" svg:height="6.5cm" svg:x="1.4cm" svg:y="12cm" presentation:class="outline" presentation:user-transformed="true">
          <draw:text-box>
            <text:list text:style-name="L2">
              <text:list-item>
                <text:p text:style-name="P3"><text:span text:style-name="T2">arbre vu par l'analyseur </text:span></text:p>
              </text:list-item>
            </text:list>
          </draw:text-box>
        </draw:frame>
        <draw:frame presentation:style-name="pr9" draw:text-style-name="P5" draw:layer="layout" svg:width="12.1cm" svg:height="6.5cm" svg:x="14.5cm" svg:y="12cm" presentation:class="outline" presentation:user-transformed="true">
          <draw:text-box>
            <text:list text:style-name="L2">
              <text:list-item>
                <text:p text:style-name="P5"><text:span text:style-name="T5">Après simplif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-elegance" presentation:presentation-page-layout-name="AL2T1" presentation:use-footer-name="ftr1">
        <draw:frame presentation:style-name="pr1" draw:layer="layout" svg:width="25.199cm" svg:height="3.507cm" svg:x="1.4cm" svg:y="0.837cm" presentation:class="title">
          <draw:text-box>
            <text:p>Merci beaucoup !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éférences :</text:p>
                <text:list>
                  <text:list-item>
                    <text:list>
                      <text:list-item>
                        <text:p>Librairie C++ Boost : <text:tab/><text:tab/><text:a xlink:href="http://www.boost.org/">http://www.boost.org</text:a></text:p>
                      </text:list-item>
                      <text:list-item>
                        <text:p>Exemples CodeProject :<text:tab/><text:a xlink:href="http://www.codeproject.com/">http://www.codeproject.com</text:a></text:p>
                      </text:list-item>
                      <text:list-item>
                        <text:p>Cours d'Eric Lecolinet <text:tab/>:<text:tab/><text:a xlink:href="http://infres.enst.fr/~elc">http://infres.enst.fr/~elc</text:a></text:p>
                      </text:list-item>
                      <text:list-item>
                        <text:p>Valgrind Project :<text:tab/><text:tab/><text:tab/><text:a xlink:href="http://www.valgrind.org/">http://www.valgrind.org</text:a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BSTRACT-AnotherPoppy_5f_1600x1200" draw:display-name="ABSTRACT-AnotherPoppy_1600x1200" xlink:href="Pictures/1000000000000640000004B0EEA8C884.png" xlink:type="simple" xlink:show="embed" xlink:actuate="onLoad"/>
    <draw:fill-image draw:name="ABSTRACT-Aquarius_5f_1600x1200" draw:display-name="ABSTRACT-Aquarius_1600x1200" xlink:href="Pictures/1000000000000640000004B05D71EF7F.jpg" xlink:type="simple" xlink:show="embed" xlink:actuate="onLoad"/>
    <draw:fill-image draw:name="ABSTRACT-BlueEleganceBackground1_5f_1024x768" draw:display-name="ABSTRACT-BlueEleganceBackground1_1024x768" xlink:href="Pictures/1000000000000400000003007A71617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elegance-background" style:family="presentation">
      <style:graphic-properties draw:stroke="none" draw:fill="bitmap" draw:fill-image-name="ABSTRACT-BlueEleganceBackground1_5f_1024x768" draw:fill-image-width="100%" draw:fill-image-height="100%"/>
      <style:text-properties style:letter-kerning="true"/>
    </style:style>
    <style:style style:name="blue-elegan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ue-elega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elegance-outline1" style:family="presentation">
      <style:graphic-properties draw:stroke="none" draw:fill="none">
        <text:list-style style:name="blue-elega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lbany" style:font-family-generic="roman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elegance-outline2" style:family="presentation" style:parent-style-name="blue-elegance-outline1">
      <style:paragraph-properties fo:margin-top="0cm" fo:margin-bottom="0.4cm"/>
      <style:text-properties fo:font-size="28pt" style:font-size-asian="28pt" style:font-size-complex="28pt"/>
    </style:style>
    <style:style style:name="blue-elegance-outline3" style:family="presentation" style:parent-style-name="blue-elegance-outline2">
      <style:paragraph-properties fo:margin-top="0cm" fo:margin-bottom="0.3cm"/>
      <style:text-properties fo:font-size="24pt" style:font-size-asian="24pt" style:font-size-complex="24pt"/>
    </style:style>
    <style:style style:name="blue-elegance-outline4" style:family="presentation" style:parent-style-name="blue-elegance-outline3">
      <style:paragraph-properties fo:margin-top="0cm" fo:margin-bottom="0.2cm"/>
      <style:text-properties fo:font-size="20pt" style:font-size-asian="20pt" style:font-size-complex="20pt"/>
    </style:style>
    <style:style style:name="blue-elegance-outline5" style:family="presentation" style:parent-style-name="blue-elegance-outline4">
      <style:paragraph-properties fo:margin-top="0cm" fo:margin-bottom="0.1cm"/>
      <style:text-properties fo:font-size="20pt" style:font-size-asian="20pt" style:font-size-complex="20pt"/>
    </style:style>
    <style:style style:name="blue-elegance-outline6" style:family="presentation" style:parent-style-name="blue-elegance-outline5">
      <style:paragraph-properties fo:margin-top="0cm" fo:margin-bottom="0.1cm"/>
      <style:text-properties fo:font-size="20pt" style:font-size-asian="20pt" style:font-size-complex="20pt"/>
    </style:style>
    <style:style style:name="blue-elegance-outline7" style:family="presentation" style:parent-style-name="blue-elegance-outline6">
      <style:paragraph-properties fo:margin-top="0cm" fo:margin-bottom="0.1cm"/>
      <style:text-properties fo:font-size="20pt" style:font-size-asian="20pt" style:font-size-complex="20pt"/>
    </style:style>
    <style:style style:name="blue-elegance-outline8" style:family="presentation" style:parent-style-name="blue-elegance-outline7">
      <style:paragraph-properties fo:margin-top="0cm" fo:margin-bottom="0.1cm"/>
      <style:text-properties fo:font-size="20pt" style:font-size-asian="20pt" style:font-size-complex="20pt"/>
    </style:style>
    <style:style style:name="blue-elegance-outline9" style:family="presentation" style:parent-style-name="blue-elegance-outline8">
      <style:paragraph-properties fo:margin-top="0cm" fo:margin-bottom="0.1cm"/>
      <style:text-properties fo:font-size="20pt" style:font-size-asian="20pt" style:font-size-complex="20pt"/>
    </style:style>
    <style:style style:name="blue-elegance-subtitle" style:family="presentation">
      <style:graphic-properties draw:stroke="none" draw:fill="none" draw:textarea-vertical-align="middle">
        <text:list-style style:name="blue-elegan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elegance-title" style:family="presentation">
      <style:graphic-properties draw:stroke="none" draw:fill="none" draw:textarea-vertical-align="middle">
        <text:list-style style:name="blue-elegan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1pt 1pt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BSTRACT-BlueEleganceBackground1_5f_1024x768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eleganc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-eleganc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-elegan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6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-elegance" style:page-layout-name="PM1" draw:style-name="Mdp1">
      <draw:frame presentation:style-name="blue-elegance-title" draw:layer="backgroundobjects" svg:width="25.199cm" svg:height="3.506cm" svg:x="1.4cm" svg:y="0.837cm" presentation:class="title" presentation:placeholder="true">
        <draw:text-box/>
      </draw:frame>
      <draw:frame presentation:style-name="blue-eleganc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6</text:page-number></text:span></text:p>
        </draw:text-box>
      </draw:frame>
      <presentation:notes style:page-layout-name="PM0">
        <draw:page-thumbnail presentation:style-name="blue-elegance-title" draw:layer="backgroundobjects" svg:width="14.848cm" svg:height="11.136cm" svg:x="3.075cm" svg:y="2.257cm" presentation:class="page"/>
        <draw:frame presentation:style-name="blue-eleganc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5T17:39:32</meta:creation-date>
    <meta:editing-duration>PT00H26M02S</meta:editing-duration>
    <meta:editing-cycles>6</meta:editing-cycles>
    <dc:date>2009-06-25T18:05:06</dc:date>
    <meta:generator>OpenOffice.org/3.0$Linux OpenOffice.org_project/300m15$Build-9379</meta:generator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